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dddddd" draw:fill-image-width="0cm" draw:fill-image-height="0cm"/>
    </style:style>
    <style:style style:name="gr1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line-height="200%" fo:text-align="center" fo:text-indent="0cm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5" style:family="paragraph">
      <style:paragraph-properties fo:margin-left="0cm" fo:margin-right="0cm" fo:text-align="justify" fo:text-indent="0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526cm" svg:height="9.922cm" svg:x="1.737cm" svg:y="6.985cm">
          <text:list text:style-name="L1">
            <text:list-item>
              <text:p text:style-name="P1">Mats Zuccarello</text:p>
            </text:list-item>
            <text:list-item>
              <text:p text:style-name="P1">Dan Boyle</text:p>
            </text:list-item>
            <text:list-item>
              <text:p text:style-name="P1">Ryan McDonagh</text:p>
            </text:list-item>
            <text:list-item>
              <text:p text:style-name="P1">Carl Hagelin</text:p>
            </text:list-item>
          </text:list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3.462cm" svg:height="2.159cm" svg:x="3.81cm" svg:y="1.905cm">
          <text:p text:style-name="P3">Metropolitan Hockey Club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586cm" svg:height="0.886cm" svg:x="7.876cm" svg:y="4.575cm">
          <draw:text-box>
            <text:p text:style-name="P3"><text:span text:style-name="T1">Woodside Wallabies</text:span></text:p>
          </draw:text-box>
        </draw:frame>
        <draw:custom-shape draw:style-name="gr2" draw:text-style-name="P3" draw:layer="layout" svg:width="1.397cm" svg:height="1.27cm" svg:x="5.715cm" svg:y="8.89cm">
          <text:p text:style-name="P5"><text:span text:style-name="T2">Head shot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1.27cm" svg:x="5.715cm" svg:y="10.414cm">
          <text:p text:style-name="P3"><text:span text:style-name="T2">Head shot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1.27cm" svg:x="5.715cm" svg:y="11.938cm">
          <text:p text:style-name="P3"><text:span text:style-name="T2">Head shot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97cm" svg:height="1.27cm" svg:x="5.715cm" svg:y="13.589cm">
          <text:p text:style-name="P3"><text:span text:style-name="T2">Head shot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measurelines" svg:width="2.667cm" svg:height="0.762cm" svg:x="9.906cm" svg:y="15.367cm">
          <text:p text:style-name="P3"><text:span text:style-name="T2"/></text:p>
          <text:p text:style-name="P3"><text:span text:style-name="T3">Edit Player</text:span></text:p>
          <text:p text:style-name="P3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667cm" svg:height="0.762cm" svg:x="13.843cm" svg:y="15.367cm">
          <text:p text:style-name="P3"><text:span text:style-name="T2"/></text:p>
          <text:p text:style-name="P3"><text:span text:style-name="T3">Delete Player</text:span></text:p>
          <text:p text:style-name="P3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667cm" svg:height="0.762cm" svg:x="5.969cm" svg:y="15.367cm">
          <text:p text:style-name="P3"><text:span text:style-name="T2"/></text:p>
          <text:p text:style-name="P3"><text:span text:style-name="T3">Add Player</text:span></text:p>
          <text:p text:style-name="P3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0T15:06:21.184276408</meta:creation-date>
    <dc:date>2015-05-10T17:18:53.702209321</dc:date>
    <meta:editing-duration>PT1H37S</meta:editing-duration>
    <meta:editing-cycles>16</meta:editing-cycles>
    <meta:generator>LibreOffice/4.2.8.2$Linux_X86_64 LibreOffice_project/420m0$Build-2</meta:generator>
    <meta:document-statistic meta:object-count="10"/>
  </office:meta>
</office:document-meta>
</file>